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6499612761" text:style-name="L1">
        <text:list-item>
          <text:p text:style-name="P2">Extraer los módulos de memoria RAM de un equipo.</text:p>
        </text:list-item>
        <text:list-item>
          <text:p text:style-name="P2">Identificar mediante las etiquetas y la ranura:</text:p>
        </text:list-item>
      </text:list>
      <text:p text:style-name="Standard"/>
      <text:list xml:id="list1633815837" text:style-name="L3">
        <text:list-item>
          <text:list>
            <text:list-item>
              <text:p text:style-name="P5">El tipo de módulos de memoria.</text:p>
            </text:list-item>
            <text:list-item>
              <text:p text:style-name="P5">La capacidad de cada módulo.</text:p>
            </text:list-item>
            <text:list-item>
              <text:p text:style-name="P5">El número de conexiones.</text:p>
            </text:list-item>
            <text:list-item>
              <text:p text:style-name="P5">La velocidad de trabajo.</text:p>
            </text:list-item>
          </text:list>
        </text:list-item>
      </text:list>
      <text:p text:style-name="Standard"/>
      <text:list xml:id="list1914760739" text:continue-list="list6499612761" text:style-name="L1">
        <text:list-item>
          <text:p text:style-name="P2">Instalar de nuevo los módulos y comprobar que el sistema operativo reconoce su capacidad y características.</text:p>
          <text:p text:style-name="P2"/>
        </text:list-item>
        <text:list-item>
          <text:p text:style-name="P3">Añadir en el trabajo correspondiente a memorias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3-31T10:44:33</dc:date>
    <dc:creator>santiago </dc:creator>
    <meta:editing-duration>PT3H3M25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9" meta:word-count="76" meta:character-count="434" meta:non-whitespace-character-count="375"/>
  </office:meta>
</office:document-meta>
</file>